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ngXian" svg:font-family="DengXian" style:font-family-generic="modern" style:font-pitch="variable"/>
    <style:font-face style:name="Arial" svg:font-family="Arial" style:font-family-generic="swiss" style:font-pitch="variable"/>
    <style:font-face style:name="DengXian1" svg:font-family="DengXi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5.443cm"/>
    </style:style>
    <style:style style:name="co5" style:family="table-column">
      <style:table-column-properties fo:break-before="auto" style:column-width="3.367cm"/>
    </style:style>
    <style:style style:name="co8" style:family="table-column">
      <style:table-column-properties fo:break-before="auto" style:column-width="15.587cm"/>
    </style:style>
    <style:style style:name="co7" style:family="table-column">
      <style:table-column-properties fo:break-before="auto" style:column-width="12.728cm"/>
    </style:style>
    <style:style style:name="co9" style:family="table-column">
      <style:table-column-properties fo:break-before="auto" style:column-width="3.408cm"/>
    </style:style>
    <style:style style:name="co10" style:family="table-column">
      <style:table-column-properties fo:break-before="auto" style:column-width="21.581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64cm" fo:break-before="auto" style:use-optimal-row-height="false"/>
    </style:style>
    <style:style style:name="ta2" style:family="table" style:master-page-name="PageStyle_5f_2016年">
      <style:table-properties table:display="true" style:writing-mode="lr-tb"/>
    </style:style>
    <style:style style:name="ta3" style:family="table" style:master-page-name="PageStyle_5f_2017年">
      <style:table-properties table:display="true" style:writing-mode="lr-tb"/>
    </style:style>
    <number:time-style style:name="N8040" number:language="zh" number:country="CN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1" fo:font-size="12pt" fo:font-style="normal" fo:text-shadow="none" style:text-underline-style="none" fo:font-weight="bold" style:font-size-asian="12pt" style:font-style-asian="normal" style:font-weight-asian="bold" style:font-name-complex="DengXian1" style:font-size-complex="12pt" style:font-style-complex="normal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DengXian1" fo:font-size="12pt" fo:font-style="normal" fo:text-shadow="none" style:text-underline-style="none" fo:font-weight="bold" style:font-size-asian="12pt" style:font-style-asian="normal" style:font-weight-asian="bold" style:font-name-complex="DengXian1" style:font-size-complex="12pt" style:font-style-complex="normal" style:font-weight-complex="bold"/>
    </style:style>
    <style:style style:name="ce13" style:family="table-cell" style:parent-style-name="Excel_20_Built-in_20_Normal" style:data-style-name="N812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 style:data-style-name="N812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1" fo:font-size="28pt" fo:font-style="normal" fo:text-shadow="none" style:text-underline-style="none" fo:font-weight="bold" style:font-size-asian="28pt" style:font-style-asian="normal" style:font-weight-asian="bold" style:font-name-complex="DengXian1" style:font-size-complex="28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8" style:family="table-cell" style:parent-style-name="Excel_20_Built-in_20_Normal" style:data-style-name="N8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 style:data-style-name="N812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 style:data-style-name="N8127"/>
    <style:style style:name="ce2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 style:data-style-name="N8040"/>
    <style:style style:name="ce27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年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日期</text:p>
          </table:table-cell>
          <table:table-cell table:style-name="ce1" office:value-type="string">
            <text:p>起床时间</text:p>
          </table:table-cell>
          <table:table-cell table:style-name="ce1" office:value-type="string">
            <text:p>坐车时间</text:p>
          </table:table-cell>
          <table:table-cell table:style-name="ce1" office:value-type="string">
            <text:p>坐车时长(坐车+步行)</text:p>
          </table:table-cell>
          <table:table-cell table:style-name="ce1" office:value-type="string">
            <text:p>吃早餐时长</text:p>
          </table:table-cell>
          <table:table-cell table:style-name="ce1" office:value-type="string">
            <text:p>到达工位</text:p>
          </table:table-cell>
          <table:table-cell table:style-name="ce1" office:value-type="string">
            <text:p>总耗时</text:p>
          </table:table-cell>
          <table:table-cell table:number-columns-repeated="2" table:style-name="ce1" office:value-type="string">
            <text:p>备注</text:p>
          </table:table-cell>
          <table:table-cell table:style-name="ce12" table:number-columns-repeated="1015"/>
        </table:table-row>
        <table:table-row table:style-name="ro2">
          <table:table-cell table:style-name="ce2" office:value-type="date" office:date-value="2017-02-03">
            <text:p>2017-2-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2]-[.B2]" office:value-type="time" office:time-value="PT01H00M00S">
            <text:p>1:00</text:p>
          </table:table-cell>
          <table:table-cell office:value-type="string">
            <text:p>春雷晚上飞机转火车到我住所，享林结婚</text:p>
          </table:table-cell>
          <table:table-cell table:number-columns-repeated="1016"/>
        </table:table-row>
        <table:table-row table:style-name="ro2">
          <table:table-cell table:style-name="ce23" office:value-type="date" office:date-value="2017-02-04">
            <text:p>2017-2-4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8H38M00S">
            <text:p>8:38</text:p>
          </table:table-cell>
          <table:table-cell table:style-name="ce24" table:formula="of:=[.F3]-[.B3]" office:value-type="time" office:time-value="PT01H08M00S">
            <text:p>1:0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7-02-05">
            <text:p>2017-2-5</text:p>
          </table:table-cell>
          <table:table-cell table:style-name="ce25" office:value-type="string" table:number-columns-spanned="7" table:number-rows-spanned="1">
            <text:p>上班第一周周末休息</text:p>
          </table:table-cell>
          <table:covered-table-cell table:number-columns-repeated="6" table:style-name="ce4"/>
          <table:table-cell table:number-columns-repeated="1016"/>
        </table:table-row>
        <table:table-row table:style-name="ro3">
          <table:table-cell table:style-name="ce23" office:value-type="date" office:date-value="2017-02-06">
            <text:p>2017-2-6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1M00S">
            <text:p>7:41</text:p>
          </table:table-cell>
          <table:table-cell table:style-name="ce24" office:value-type="time" office:time-value="PT00H19M00S">
            <text:p>0:19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17M00S">
            <text:p>8:17</text:p>
          </table:table-cell>
          <table:table-cell table:style-name="ce24" table:formula="of:=[.F5]-[.B5]" office:value-type="time" office:time-value="PT00H47M00S">
            <text:p>0:47</text:p>
          </table:table-cell>
          <table:table-cell table:style-name="ce7" table:number-columns-repeated="1017"/>
        </table:table-row>
        <table:table-row table:style-name="ro3">
          <table:table-cell table:style-name="ce2" office:value-type="date" office:date-value="2017-02-07">
            <text:p>2017-2-7</text:p>
          </table:table-cell>
          <table:table-cell table:style-name="ce24" office:value-type="time" office:time-value="PT07H47M00S">
            <text:p>7:47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6]-[.B6]" office:value-type="time" office:time-value="PT00H43M00S">
            <text:p>0:43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08">
            <text:p>2017-2-8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7]-[.B7]" office:value-type="time" office:time-value="PT00H45M00S">
            <text:p>0:45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09">
            <text:p>2017-2-9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17M00S">
            <text:p>8:17</text:p>
          </table:table-cell>
          <table:table-cell table:style-name="ce24" table:formula="of:=[.F8]-[.B8]" office:value-type="time" office:time-value="PT00H47M00S">
            <text:p>0:47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10">
            <text:p>2017-2-10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2M00S">
            <text:p>0:12</text:p>
          </table:table-cell>
          <table:table-cell table:style-name="ce24" office:value-type="time" office:time-value="PT08H13M00S">
            <text:p>8:13</text:p>
          </table:table-cell>
          <table:table-cell table:style-name="ce24" table:formula="of:=[.F9]-[.B9]" office:value-type="time" office:time-value="PT00H48M00S">
            <text:p>0:48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1">
            <text:p>2017-2-11</text:p>
          </table:table-cell>
          <table:table-cell table:style-name="ce7" table:number-columns-repeated="6"/>
          <table:table-cell table:style-name="ce7" office:value-type="string">
            <text:p>周六去蟒山和众网友见面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12">
            <text:p>2017-2-12</text:p>
          </table:table-cell>
          <table:table-cell table:style-name="ce7" table:number-columns-repeated="6"/>
          <table:table-cell table:style-name="ce7" office:value-type="string">
            <text:p>周日修整一下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13">
            <text:p>2017-2-1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8M00S">
            <text:p>7:18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2]-[.B12]" office:value-type="time" office:time-value="PT00H50M00S">
            <text:p>0:5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4">
            <text:p>2017-2-14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06M00S">
            <text:p>8:06</text:p>
          </table:table-cell>
          <table:table-cell table:style-name="ce24" table:formula="of:=[.F13]-[.B13]" office:value-type="time" office:time-value="PT00H41M00S">
            <text:p>0:4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5">
            <text:p>2017-2-15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54M00S">
            <text:p>7:5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14]-[.B14]" office:value-type="time" office:time-value="PT01H00M00S">
            <text:p>1:0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6">
            <text:p>2017-2-16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14M00S">
            <text:p>8:14</text:p>
          </table:table-cell>
          <table:table-cell table:style-name="ce24" table:formula="of:=[.F15]-[.B15]" office:value-type="time" office:time-value="PT00H52M00S">
            <text:p>0:52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7">
            <text:p>2017-2-17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2M00S">
            <text:p>0:22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25M00S">
            <text:p>8:25</text:p>
          </table:table-cell>
          <table:table-cell table:style-name="ce24" table:formula="of:=[.F16]-[.B16]" office:value-type="time" office:time-value="PT01H04M00S">
            <text:p>1:04</text:p>
          </table:table-cell>
          <table:table-cell table:style-name="ce7" table:number-columns-repeated="1017"/>
        </table:table-row>
        <table:table-row table:style-name="ro4">
          <table:table-cell table:style-name="ce23" office:value-type="date" office:date-value="2017-02-18">
            <text:p>2017-2-18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周六玩了一晚上minecraf，看完了The Art of Debug With GDB, DDD and Eclipse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19">
            <text:p>2017-2-19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周日停电一天，看了两章Linux网络编程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20">
            <text:p>2017-2-20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22M00S">
            <text:p>0:22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8H52M00S">
            <text:p>8:52</text:p>
          </table:table-cell>
          <table:table-cell table:style-name="ce24" table:formula="of:=[.F19]-[.B19]" office:value-type="time" office:time-value="PT01H30M00S">
            <text:p>1:30</text:p>
          </table:table-cell>
          <table:table-cell table:style-name="ce7" office:value-type="string">
            <text:p>去花园路1号院医务室三楼的物业交了电费100元，共206度电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1">
            <text:p>2017-2-21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8H06M00S">
            <text:p>8:06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8M00S">
            <text:p>8:38</text:p>
          </table:table-cell>
          <table:table-cell table:style-name="ce24" table:formula="of:=[.F20]-[.B20]" office:value-type="time" office:time-value="PT01H05M00S">
            <text:p>1:05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2">
            <text:p>2017-2-22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0M00S">
            <text:p>8:40</text:p>
          </table:table-cell>
          <table:table-cell table:style-name="ce24" table:formula="of:=[.F21]-[.B21]" office:value-type="time" office:time-value="PT01H07M00S">
            <text:p>1:07</text:p>
          </table:table-cell>
          <table:table-cell table:style-name="ce7" office:value-type="string">
            <text:p>昨夜下雪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3">
            <text:p>2017-2-23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7H48M00S">
            <text:p>7:48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2M00S">
            <text:p>0:12</text:p>
          </table:table-cell>
          <table:table-cell table:style-name="ce24" office:value-type="time" office:time-value="PT08H33M00S">
            <text:p>8:33</text:p>
          </table:table-cell>
          <table:table-cell table:style-name="ce24" table:formula="of:=[.F22]-[.B22]" office:value-type="time" office:time-value="PT01H00M00S">
            <text:p>1:0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4">
            <text:p>2017-2-24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6M00S">
            <text:p>7:4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23]-[.B23]" office:value-type="time" office:time-value="PT00H51M00S">
            <text:p>0:5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5">
            <text:p>2017-2-25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和老妹看了《生化危机 终》电影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26">
            <text:p>2017-2-26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宅一天，捣腾Minecraft Server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7">
            <text:p>2017-2-27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4M00S">
            <text:p>8:14</text:p>
          </table:table-cell>
          <table:table-cell table:style-name="ce24" table:formula="of:=[.F26]-[.B26]" office:value-type="time" office:time-value="PT00H40M00S">
            <text:p>0:4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8">
            <text:p>2017-2-28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0H19M00S">
            <text:p>0:19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27]-[.B27]" office:value-type="time" office:time-value="PT00H46M00S">
            <text:p>0:46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3-01">
            <text:p>2017-3-1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7H36M00S">
            <text:p>7:3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1M00S">
            <text:p>8:11</text:p>
          </table:table-cell>
          <table:table-cell table:style-name="ce24" table:formula="of:=[.F28]-[.B28]" office:value-type="time" office:time-value="PT00H51M00S">
            <text:p>0:5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3-02">
            <text:p>2017-3-2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6M00S">
            <text:p>7:4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29]-[.B29]" office:value-type="time" office:time-value="PT00H46M00S">
            <text:p>0:46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3">
            <text:p>2017-3-3</text:p>
          </table:table-cell>
          <table:table-cell table:style-name="ce24" office:value-type="time" office:time-value="PT07H19M00S">
            <text:p>7:19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30]-[.B30]" office:value-type="time" office:time-value="PT00H56M00S">
            <text:p>0:56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4">
            <text:p>2017-3-4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周六北京师弟们和大师一起聚餐，晚上回天津去看看孙亚</text:p>
          </table:table-cell>
          <table:table-cell table:style-name="ce7" table:number-columns-repeated="1016"/>
        </table:table-row>
        <table:table-row table:style-name="ro5">
          <table:table-cell table:style-name="ce23" office:value-type="date" office:date-value="2017-03-05">
            <text:p>2017-3-5</text:p>
          </table:table-cell>
          <table:table-cell table:style-name="ce7" table:number-columns-repeated="6"/>
          <table:table-cell table:style-name="ce7" office:value-type="string">
            <text:p>昨晚喝多，休息了一上午，下午回北京</text:p>
          </table:table-cell>
          <table:table-cell table:style-name="ce7" table:number-columns-repeated="1016"/>
        </table:table-row>
        <table:table-row table:style-name="ro5">
          <table:table-cell table:style-name="ce23" office:value-type="date" office:date-value="2017-03-06">
            <text:p>2017-3-6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33]-[.B33]" office:value-type="time" office:time-value="PT00H50M00S">
            <text:p>0:50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7">
            <text:p>2017-3-7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34]-[.B34]" office:value-type="time" office:time-value="PT00H40M00S">
            <text:p>0:40</text:p>
          </table:table-cell>
          <table:table-cell office:value-type="string">
            <text:p>昨晚梦到了孙亚 -_-#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08">
            <text:p>2017-3-8</text:p>
          </table:table-cell>
          <table:table-cell table:style-name="ce24" office:value-type="time" office:time-value="PT07H14M00S">
            <text:p>7:14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6M00S">
            <text:p>0:2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6M00S">
            <text:p>8:06</text:p>
          </table:table-cell>
          <table:table-cell table:style-name="ce24" table:formula="of:=[.F35]-[.B35]" office:value-type="time" office:time-value="PT00H52M00S">
            <text:p>0:52</text:p>
          </table:table-cell>
          <table:table-cell office:value-type="string">
            <text:p>三七晚上，特么睡不着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09">
            <text:p>2017-3-9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23M00S">
            <text:p>8:23</text:p>
          </table:table-cell>
          <table:table-cell table:style-name="ce24" table:formula="of:=[.F36]-[.B36]" office:value-type="time" office:time-value="PT00H53M00S">
            <text:p>0:53</text:p>
          </table:table-cell>
          <table:table-cell table:number-columns-repeated="1017"/>
        </table:table-row>
        <table:table-row table:style-name="ro5">
          <table:table-cell table:style-name="ce23" office:value-type="date" office:date-value="2017-03-10">
            <text:p>2017-3-10</text:p>
          </table:table-cell>
          <table:table-cell table:number-columns-repeated="6"/>
          <table:table-cell office:value-type="string">
            <text:p>晚11点，坐火车回老家，今天忘记记时间了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11">
            <text:p>2017-3-11</text:p>
          </table:table-cell>
          <table:table-cell table:number-columns-repeated="6"/>
          <table:table-cell office:value-type="string">
            <text:p>周六上午8点到家，参加英梅婚礼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12">
            <text:p>2017-3-12</text:p>
          </table:table-cell>
          <table:table-cell table:number-columns-repeated="6"/>
          <table:table-cell office:value-type="string">
            <text:p>周日晚上10点回到北京狗窝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3">
            <text:p>2017-3-1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0H11M00S">
            <text:p>0:11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4M00S">
            <text:p>8:04</text:p>
          </table:table-cell>
          <table:table-cell table:style-name="ce24" table:formula="of:=[.F40]-[.B40]" office:value-type="time" office:time-value="PT01H04M00S">
            <text:p>1:04</text:p>
          </table:table-cell>
          <table:table-cell office:value-type="string">
            <text:p>今天骑ofo自行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4">
            <text:p>2017-3-14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35M00S">
            <text:p>6:35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07M00S">
            <text:p>7:07</text:p>
          </table:table-cell>
          <table:table-cell table:style-name="ce24" table:formula="of:=[.F41]-[.B41]" office:value-type="time" office:time-value="PT00H37M00S">
            <text:p>0:3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5">
            <text:p>2017-3-1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8M00S">
            <text:p>7:48</text:p>
          </table:table-cell>
          <table:table-cell table:style-name="ce24" table:formula="of:=[.F42]-[.B42]" office:value-type="time" office:time-value="PT00H48M00S">
            <text:p>0:48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6">
            <text:p>2017-3-16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43]-[.B43]" office:value-type="time" office:time-value="PT00H44M00S">
            <text:p>0:4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7">
            <text:p>2017-3-17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44]-[.B44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18">
            <text:p>2017-3-18</text:p>
          </table:table-cell>
          <table:table-cell table:number-columns-repeated="6"/>
          <table:table-cell office:value-type="string">
            <text:p>自觉加班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19">
            <text:p>2017-3-19</text:p>
          </table:table-cell>
          <table:table-cell table:number-columns-repeated="6"/>
          <table:table-cell office:value-type="string">
            <text:p>给表妹找复试资料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0">
            <text:p>2017-3-20</text:p>
          </table:table-cell>
          <table:table-cell table:style-name="ce24" office:value-type="time" office:time-value="PT07H51M00S">
            <text:p>7:51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34M00S">
            <text:p>8:34</text:p>
          </table:table-cell>
          <table:table-cell table:style-name="ce24" table:formula="of:=[.F47]-[.B47]" office:value-type="time" office:time-value="PT00H43M00S">
            <text:p>0:43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1">
            <text:p>2017-3-21</text:p>
          </table:table-cell>
          <table:table-cell table:style-name="ce24" office:value-type="time" office:time-value="PT07H11M00S">
            <text:p>7:11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48]-[.B48]" office:value-type="time" office:time-value="PT00H59M00S">
            <text:p>0:5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2">
            <text:p>2017-3-22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49]-[.B49]" office:value-type="time" office:time-value="PT00H39M00S">
            <text:p>0:3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3">
            <text:p>2017-3-23</text:p>
          </table:table-cell>
          <table:table-cell table:style-name="ce24" office:value-type="time" office:time-value="PT08H16M00S">
            <text:p>8:16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9H00M00S">
            <text:p>9:00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9H10M00S">
            <text:p>9:10</text:p>
          </table:table-cell>
          <table:table-cell table:style-name="ce24" table:formula="of:=[.F50]-[.B50]" office:value-type="time" office:time-value="PT00H54M00S">
            <text:p>0:54</text:p>
          </table:table-cell>
          <table:table-cell office:value-type="string">
            <text:p>公交上班，下雨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4">
            <text:p>2017-3-24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26M00S">
            <text:p>8:26</text:p>
          </table:table-cell>
          <table:table-cell table:style-name="ce24" office:value-type="time" office:time-value="PT08H16M00S">
            <text:p>8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52M00S">
            <text:p>8:52</text:p>
          </table:table-cell>
          <table:table-cell table:style-name="ce24" table:formula="of:=[.F51]-[.B51]" office:value-type="time" office:time-value="PT01H02M00S">
            <text:p>1:02</text:p>
          </table:table-cell>
          <table:table-cell office:value-type="string">
            <text:p>公交上班，下雨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5">
            <text:p>2017-3-25</text:p>
          </table:table-cell>
          <table:table-cell table:style-name="ce24" table:number-columns-repeated="6"/>
          <table:table-cell office:value-type="string">
            <text:p>去了一趟首都医科大学基础科研楼校区，表妹考研复试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6">
            <text:p>2017-3-26</text:p>
          </table:table-cell>
          <table:table-cell table:style-name="ce24" table:number-columns-repeated="6"/>
          <table:table-cell office:value-type="string">
            <text:p>宅一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7">
            <text:p>2017-3-27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7H55M00S">
            <text:p>7:55</text:p>
          </table:table-cell>
          <table:table-cell table:style-name="ce24" table:formula="of:=[.F54]-[.B54]" office:value-type="time" office:time-value="PT00H55M00S">
            <text:p>0:5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8">
            <text:p>2017-3-28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55]-[.B55]" office:value-type="time" office:time-value="PT00H36M00S">
            <text:p>0:3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9">
            <text:p>2017-3-29</text:p>
          </table:table-cell>
          <table:table-cell table:style-name="ce24" office:value-type="time" office:time-value="PT07H16M00S">
            <text:p>7:16</text:p>
          </table:table-cell>
          <table:table-cell table:style-name="ce24" office:value-type="time" office:time-value="PT07H28M00S">
            <text:p>7:28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7H56M00S">
            <text:p>7:56</text:p>
          </table:table-cell>
          <table:table-cell table:style-name="ce24" table:formula="of:=[.F56]-[.B56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30">
            <text:p>2017-3-30</text:p>
          </table:table-cell>
          <table:table-cell table:style-name="ce24" office:value-type="time" office:time-value="PT07H26M00S">
            <text:p>7:26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57]-[.B57]" office:value-type="time" office:time-value="PT00H44M00S">
            <text:p>0:4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31">
            <text:p>2017-3-31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2M00S">
            <text:p>8:22</text:p>
          </table:table-cell>
          <table:table-cell table:style-name="ce24" table:formula="of:=[.F58]-[.B58]" office:value-type="time" office:time-value="PT00H52M00S">
            <text:p>0:5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1">
            <text:p>2017-4-1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6M00S">
            <text:p>0:06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59]-[.B59]" office:value-type="time" office:time-value="PT01H15M00S">
            <text:p>1:1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2">
            <text:p>2017-4-2</text:p>
          </table:table-cell>
          <table:table-cell table:number-columns-repeated="5"/>
          <table:table-cell table:style-name="ce24"/>
          <table:table-cell office:value-type="string">
            <text:p>清明三天假，去杨伯轩铁三院宿舍一晚,，和张孔在金掌勺聚了一次，晚上和老妹一起看电影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3">
            <text:p>2017-4-3</text:p>
          </table:table-cell>
          <table:table-cell table:number-columns-repeated="5"/>
          <table:table-cell table:style-name="ce24"/>
          <table:table-cell office:value-type="string">
            <text:p>打扫居所一天，晚上去健身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4">
            <text:p>2017-4-4</text:p>
          </table:table-cell>
          <table:table-cell table:number-columns-repeated="5"/>
          <table:table-cell table:style-name="ce24"/>
          <table:table-cell office:value-type="string">
            <text:p>窝居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5">
            <text:p>2017-4-5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3M00S">
            <text:p>8:03</text:p>
          </table:table-cell>
          <table:table-cell table:style-name="ce24" table:formula="of:=[.F63]-[.B63]" office:value-type="time" office:time-value="PT00H41M00S">
            <text:p>0:41</text:p>
          </table:table-cell>
          <table:table-cell office:value-type="string">
            <text:p>公交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6">
            <text:p>2017-4-6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41M00S">
            <text:p>7:41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3M00S">
            <text:p>8:23</text:p>
          </table:table-cell>
          <table:table-cell table:style-name="ce24" table:formula="of:=[.F64]-[.B64]" office:value-type="time" office:time-value="PT01H02M00S">
            <text:p>1:0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7">
            <text:p>2017-4-7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9M00S">
            <text:p>8:39</text:p>
          </table:table-cell>
          <table:table-cell table:style-name="ce24" table:formula="of:=[.F65]-[.B65]" office:value-type="time" office:time-value="PT00H49M00S">
            <text:p>0:4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8">
            <text:p>2017-4-8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3">
          <table:table-cell table:style-name="ce23" office:value-type="date" office:date-value="2017-04-09">
            <text:p>2017-4-9</text:p>
          </table:table-cell>
          <table:table-cell table:number-columns-repeated="5"/>
          <table:table-cell table:style-name="ce24"/>
          <table:table-cell office:value-type="string">
            <text:p>周日晚李文远师兄聚餐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0">
            <text:p>2017-4-10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10M00S">
            <text:p>7:10</text:p>
          </table:table-cell>
          <table:table-cell table:style-name="ce24" table:formula="of:=[.F68]-[.B68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1">
            <text:p>2017-4-11</text:p>
          </table:table-cell>
          <table:table-cell table:style-name="ce24" office:value-type="time" office:time-value="PT07H18M00S">
            <text:p>7:18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69]-[.B69]" office:value-type="time" office:time-value="PT00H42M00S">
            <text:p>0:4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2">
            <text:p>2017-4-12</text:p>
          </table:table-cell>
          <table:table-cell table:style-name="ce24" office:value-type="time" office:time-value="PT07H35M00S">
            <text:p>7:35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1M00S">
            <text:p>8:11</text:p>
          </table:table-cell>
          <table:table-cell table:style-name="ce24" table:formula="of:=[.F70]-[.B70]" office:value-type="time" office:time-value="PT00H36M00S">
            <text:p>0:36</text:p>
          </table:table-cell>
          <table:table-cell office:value-type="string">
            <text:p>617公交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3">
            <text:p>2017-4-13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35M00S">
            <text:p>7:3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7M00S">
            <text:p>0:07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71]-[.B71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4">
            <text:p>2017-4-14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05M00S">
            <text:p>7:0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24M00S">
            <text:p>7:24</text:p>
          </table:table-cell>
          <table:table-cell table:style-name="ce24" table:formula="of:=[.F72]-[.B72]" office:value-type="time" office:time-value="PT00H24M00S">
            <text:p>0:2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15">
            <text:p>2017-4-15</text:p>
          </table:table-cell>
          <table:table-cell table:number-columns-repeated="5"/>
          <table:table-cell table:style-name="ce24"/>
          <table:table-cell office:value-type="string">
            <text:p>加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16">
            <text:p>2017-4-16</text:p>
          </table:table-cell>
          <table:table-cell table:number-columns-repeated="5"/>
          <table:table-cell table:style-name="ce24"/>
          <table:table-cell office:value-type="string">
            <text:p>加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7">
            <text:p>2017-4-17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5M00S">
            <text:p>7:55</text:p>
          </table:table-cell>
          <table:table-cell table:style-name="ce24" table:formula="of:=[.F75]-[.B75]" office:value-type="time" office:time-value="PT00H55M00S">
            <text:p>0:5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8">
            <text:p>2017-4-18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05M00S">
            <text:p>7:05</text:p>
          </table:table-cell>
          <table:table-cell table:style-name="ce24" table:formula="of:=[.F76]-[.B76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9">
            <text:p>2017-4-19</text:p>
          </table:table-cell>
          <table:table-cell table:style-name="ce24" office:value-type="time" office:time-value="PT07H44M00S">
            <text:p>7:44</text:p>
          </table:table-cell>
          <table:table-cell table:style-name="ce24" office:value-type="time" office:time-value="PT07H52M00S">
            <text:p>7:52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77]-[.B77]" office:value-type="time" office:time-value="PT00H46M00S">
            <text:p>0:4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0">
            <text:p>2017-4-20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30M00S">
            <text:p>7:30</text:p>
          </table:table-cell>
          <table:table-cell table:style-name="ce24" table:formula="of:=[.F78]-[.B78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1">
            <text:p>2017-4-21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3M00S">
            <text:p>7:43</text:p>
          </table:table-cell>
          <table:table-cell table:style-name="ce24" table:formula="of:=[.F79]-[.B79]" office:value-type="time" office:time-value="PT00H43M00S">
            <text:p>0:43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2">
            <text:p>2017-4-22</text:p>
          </table:table-cell>
          <table:table-cell table:number-columns-repeated="5"/>
          <table:table-cell table:style-name="ce24"/>
          <table:table-cell office:value-type="string">
            <text:p>师妹实习，来租房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3">
            <text:p>2017-4-23</text:p>
          </table:table-cell>
          <table:table-cell table:number-columns-repeated="5"/>
          <table:table-cell table:style-name="ce24"/>
          <table:table-cell office:value-type="string">
            <text:p>收拾了一下，然后买了个床边桌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4">
            <text:p>2017-4-24</text:p>
          </table:table-cell>
          <table:table-cell table:style-name="ce24" office:value-type="time" office:time-value="PT06H20M00S">
            <text:p>6:20</text:p>
          </table:table-cell>
          <table:table-cell table:style-name="ce24" office:value-type="time" office:time-value="PT06H34M00S">
            <text:p>6:34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6H48M00S">
            <text:p>6:48</text:p>
          </table:table-cell>
          <table:table-cell table:style-name="ce24" table:formula="of:=[.F82]-[.B82]" office:value-type="time" office:time-value="PT00H28M00S">
            <text:p>0:28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5">
            <text:p>2017-4-2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39M00S">
            <text:p>7:39</text:p>
          </table:table-cell>
          <table:table-cell table:style-name="ce24" table:formula="of:=[.F83]-[.B83]" office:value-type="time" office:time-value="PT00H39M00S">
            <text:p>0:3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6">
            <text:p>2017-4-26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84]-[.B84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7">
            <text:p>2017-4-27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24M00S">
            <text:p>7:2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1M00S">
            <text:p>7:51</text:p>
          </table:table-cell>
          <table:table-cell table:style-name="ce24" table:formula="of:=[.F85]-[.B85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8">
            <text:p>2017-4-28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44M00S">
            <text:p>7:44</text:p>
          </table:table-cell>
          <table:table-cell table:style-name="ce24" office:value-type="time" office:time-value="PT00H30M00S">
            <text:p>0:3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4M00S">
            <text:p>8:24</text:p>
          </table:table-cell>
          <table:table-cell table:style-name="ce24" table:formula="of:=[.F86]-[.B86]" office:value-type="time" office:time-value="PT01H24M00S">
            <text:p>1:24</text:p>
          </table:table-cell>
          <table:table-cell office:value-type="string">
            <text:p>ofo上班, <text:s/>交电费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9">
            <text:p>2017-4-29</text:p>
          </table:table-cell>
          <table:table-cell table:number-columns-repeated="5"/>
          <table:table-cell table:style-name="ce24"/>
          <table:table-cell office:value-type="string">
            <text:p>坐车回太原看望奶奶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30">
            <text:p>2017-4-30</text:p>
          </table:table-cell>
          <table:table-cell table:number-columns-repeated="5"/>
          <table:table-cell table:style-name="ce24"/>
          <table:table-cell office:value-type="string">
            <text:p>坐车回山阴家里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1">
            <text:p>2017-5-1</text:p>
          </table:table-cell>
          <table:table-cell table:number-columns-repeated="5"/>
          <table:table-cell table:style-name="ce24"/>
          <table:table-cell office:value-type="string">
            <text:p>坐车回北京，睡了一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2">
            <text:p>2017-5-2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9M00S">
            <text:p>8:29</text:p>
          </table:table-cell>
          <table:table-cell table:style-name="ce24" table:formula="of:=[.F90]-[.B90]" office:value-type="time" office:time-value="PT00H46M00S">
            <text:p>0:4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3">
            <text:p>2017-5-3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50M00S">
            <text:p>8:50</text:p>
          </table:table-cell>
          <table:table-cell table:style-name="ce24" table:formula="of:=[.F91]-[.B91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4">
            <text:p>2017-5-4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5M00S">
            <text:p>8:45</text:p>
          </table:table-cell>
          <table:table-cell table:style-name="ce24" table:formula="of:=[.F92]-[.B92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5">
            <text:p>2017-5-5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7M00S">
            <text:p>8:47</text:p>
          </table:table-cell>
          <table:table-cell table:style-name="ce24" table:formula="of:=[.F93]-[.B93]" office:value-type="time" office:time-value="PT00H57M00S">
            <text:p>0:5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6">
            <text:p>2017-5-6</text:p>
          </table:table-cell>
          <table:table-cell table:number-columns-repeated="5"/>
          <table:table-cell table:style-name="ce24"/>
          <table:table-cell office:value-type="string">
            <text:p>回去参加翁玉茹的答谢宴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7">
            <text:p>2017-5-7</text:p>
          </table:table-cell>
          <table:table-cell table:number-columns-repeated="5"/>
          <table:table-cell table:style-name="ce24"/>
          <table:table-cell office:value-type="string">
            <text:p>做了餐饭和师妹一起吃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8">
            <text:p>2017-5-8</text:p>
          </table:table-cell>
          <table:table-cell table:style-name="ce24" office:value-type="time" office:time-value="PT05H30M00S">
            <text:p>5:30</text:p>
          </table:table-cell>
          <table:table-cell table:style-name="ce24" office:value-type="time" office:time-value="PT05H40M00S">
            <text:p>5:4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6H10M00S">
            <text:p>6:10</text:p>
          </table:table-cell>
          <table:table-cell table:style-name="ce24" table:formula="of:=[.F96]-[.B96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9">
            <text:p>2017-5-9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10M00S">
            <text:p>7:10</text:p>
          </table:table-cell>
          <table:table-cell table:style-name="ce24" table:formula="of:=[.F97]-[.B97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0">
            <text:p>2017-5-1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98]-[.B98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1">
            <text:p>2017-5-11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6M00S">
            <text:p>7:56</text:p>
          </table:table-cell>
          <table:table-cell table:style-name="ce24" table:formula="of:=[.F99]-[.B99]" office:value-type="time" office:time-value="PT00H56M00S">
            <text:p>0:5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2">
            <text:p>2017-5-12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100]-[.B100]" office:value-type="time" office:time-value="PT00H50M00S">
            <text:p>0:5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3">
            <text:p>2017-5-13</text:p>
          </table:table-cell>
          <table:table-cell table:number-columns-repeated="5"/>
          <table:table-cell table:style-name="ce24"/>
          <table:table-cell office:value-type="string">
            <text:p>与网友骑行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4">
            <text:p>2017-5-14</text:p>
          </table:table-cell>
          <table:table-cell table:number-columns-repeated="5"/>
          <table:table-cell table:style-name="ce24"/>
          <table:table-cell office:value-type="string">
            <text:p>加班半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5">
            <text:p>2017-5-1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03]-[.B103]" office:value-type="time" office:time-value="PT00H50M00S">
            <text:p>0:5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6">
            <text:p>2017-5-16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04]-[.B104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7">
            <text:p>2017-5-17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05]-[.B105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8">
            <text:p>2017-5-18</text:p>
          </table:table-cell>
          <table:table-cell table:number-columns-repeated="5"/>
          <table:table-cell table:style-name="ce24"/>
          <table:table-cell table:style-name="ce27" office:value-type="string" table:number-columns-spanned="1" table:number-rows-spanned="6">
            <text:p>这段时间有点心不在焉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9">
            <text:p>2017-5-19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0">
            <text:p>2017-5-20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1">
            <text:p>2017-5-21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2">
            <text:p>2017-5-22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3">
            <text:p>2017-5-23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4">
          <table:table-cell table:style-name="ce23" office:value-type="date" office:date-value="2017-05-24">
            <text:p>2017-5-24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9M00S">
            <text:p>8:39</text:p>
          </table:table-cell>
          <table:table-cell table:style-name="ce24" table:formula="of:=[.F112]-[.B112]" office:value-type="time" office:time-value="PT00H39M00S">
            <text:p>0:39</text:p>
          </table:table-cell>
          <table:table-cell table:style-name="ce28"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5">
            <text:p>2017-5-25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5M00S">
            <text:p>8:35</text:p>
          </table:table-cell>
          <table:table-cell table:style-name="ce24" table:formula="of:=[.F113]-[.B113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6">
            <text:p>2017-5-26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1M00S">
            <text:p>8:31</text:p>
          </table:table-cell>
          <table:table-cell table:style-name="ce24" table:formula="of:=[.F114]-[.B114]" office:value-type="time" office:time-value="PT00H31M00S">
            <text:p>0:31</text:p>
          </table:table-cell>
          <table:table-cell table:style-name="ce28"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7">
            <text:p>2017-5-27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20M00S">
            <text:p>8:2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7M00S">
            <text:p>8:27</text:p>
          </table:table-cell>
          <table:table-cell table:style-name="ce24" table:formula="of:=[.F115]-[.B115]" office:value-type="time" office:time-value="PT00H27M00S">
            <text:p>0:2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28">
            <text:p>2017-5-28</text:p>
          </table:table-cell>
          <table:table-cell table:number-columns-repeated="5"/>
          <table:table-cell table:style-name="ce24"/>
          <table:table-cell office:value-type="string">
            <text:p>睡了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29">
            <text:p>2017-5-29</text:p>
          </table:table-cell>
          <table:table-cell table:number-columns-repeated="5"/>
          <table:table-cell table:style-name="ce24"/>
          <table:table-cell office:value-type="string">
            <text:p>和新总五道口逛一下午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30">
            <text:p>2017-5-30</text:p>
          </table:table-cell>
          <table:table-cell table:number-columns-repeated="5"/>
          <table:table-cell table:style-name="ce24"/>
          <table:table-cell office:value-type="string">
            <text:p>宅一天，看REST API和Swift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31">
            <text:p>2017-5-31</text:p>
          </table:table-cell>
          <table:table-cell table:style-name="ce24" office:value-type="time" office:time-value="PT07H05M00S">
            <text:p>7:05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19]-[.B119]" office:value-type="time" office:time-value="PT00H40M00S">
            <text:p>0:40</text:p>
          </table:table-cell>
          <table:table-cell office:value-type="string">
            <text:p>有你单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1">
            <text:p>2017-6-1</text:p>
          </table:table-cell>
          <table:table-cell table:style-name="ce24" office:value-type="time" office:time-value="PT08H20M00S">
            <text:p>8:20</text:p>
          </table:table-cell>
          <table:table-cell table:style-name="ce24" office:value-type="time" office:time-value="PT08H25M00S">
            <text:p>8:2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9H04M00S">
            <text:p>9:04</text:p>
          </table:table-cell>
          <table:table-cell table:style-name="ce24" table:formula="of:=[.F120]-[.B120]" office:value-type="time" office:time-value="PT00H44M00S">
            <text:p>0:44</text:p>
          </table:table-cell>
          <table:table-cell office:value-type="string">
            <text:p>有你单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02">
            <text:p>2017-6-2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5M00S">
            <text:p>8:45</text:p>
          </table:table-cell>
          <table:table-cell table:style-name="ce24" table:formula="of:=[.F121]-[.B121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3">
            <text:p>2017-6-3</text:p>
          </table:table-cell>
          <table:table-cell table:number-columns-repeated="5"/>
          <table:table-cell table:style-name="ce24"/>
          <table:table-cell office:value-type="string">
            <text:p>打了一夜王者荣耀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4">
            <text:p>2017-6-4</text:p>
          </table:table-cell>
          <table:table-cell table:number-columns-repeated="5"/>
          <table:table-cell table:style-name="ce24"/>
          <table:table-cell office:value-type="string">
            <text:p>看了一天一夜电视剧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5">
            <text:p>2017-6-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39M00S">
            <text:p>7:39</text:p>
          </table:table-cell>
          <table:table-cell table:style-name="ce24" table:formula="of:=[.F124]-[.B124]" office:value-type="time" office:time-value="PT00H39M00S">
            <text:p>0:39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06">
            <text:p>2017-6-6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8H45M00S">
            <text:p>8:45</text:p>
          </table:table-cell>
          <table:table-cell table:style-name="ce24" office:value-type="time" office:time-value="PT00H40M00S">
            <text:p>0:40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9H30M00S">
            <text:p>9:30</text:p>
          </table:table-cell>
          <table:table-cell table:style-name="ce24" table:formula="of:=[.F125]-[.B125]" office:value-type="time" office:time-value="PT01H00M00S">
            <text:p>1:00</text:p>
          </table:table-cell>
          <table:table-cell office:value-type="string">
            <text:p>下雨、公交、ofo，差迟到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7">
            <text:p>2017-6-7</text:p>
          </table:table-cell>
          <table:table-cell table:style-name="ce24" office:value-type="time" office:time-value="PT08H25M00S">
            <text:p>8:25</text:p>
          </table:table-cell>
          <table:table-cell table:style-name="ce24" office:value-type="time" office:time-value="PT08H35M00S">
            <text:p>8:3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9H02M00S">
            <text:p>9:02</text:p>
          </table:table-cell>
          <table:table-cell table:style-name="ce24" table:formula="of:=[.F126]-[.B126]" office:value-type="time" office:time-value="PT00H37M00S">
            <text:p>0:37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8">
            <text:p>2017-6-8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127]-[.B127]" office:value-type="time" office:time-value="PT00H45M00S">
            <text:p>0:45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9">
            <text:p>2017-6-9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28]-[.B128]" office:value-type="time" office:time-value="PT00H45M00S">
            <text:p>0:45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10">
            <text:p>2017-6-10</text:p>
          </table:table-cell>
          <table:table-cell table:number-columns-repeated="5"/>
          <table:table-cell table:style-name="ce24"/>
          <table:table-cell office:value-type="string">
            <text:p>加班一天写报数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1">
            <text:p>2017-6-11</text:p>
          </table:table-cell>
          <table:table-cell table:number-columns-repeated="5"/>
          <table:table-cell table:style-name="ce24"/>
          <table:table-cell office:value-type="string">
            <text:p>宅一天看WWDC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2">
            <text:p>2017-6-12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40M00S">
            <text:p>7:40</text:p>
          </table:table-cell>
          <table:table-cell table:style-name="ce24" table:formula="of:=[.F131]-[.B131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3">
            <text:p>2017-6-13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0M00S">
            <text:p>8:40</text:p>
          </table:table-cell>
          <table:table-cell table:style-name="ce24" table:formula="of:=[.F132]-[.B132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4">
            <text:p>2017-6-14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8H35M00S">
            <text:p>8:3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9H05M00S">
            <text:p>9:05</text:p>
          </table:table-cell>
          <table:table-cell table:style-name="ce24" table:formula="of:=[.F133]-[.B133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5">
            <text:p>2017-6-15</text:p>
          </table:table-cell>
          <table:table-cell table:style-name="ce24" office:value-type="time" office:time-value="PT09H00M00S">
            <text:p>9:00</text:p>
          </table:table-cell>
          <table:table-cell table:style-name="ce24" office:value-type="time" office:time-value="PT09H12M00S">
            <text:p>9:12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9H30M00S">
            <text:p>9:30</text:p>
          </table:table-cell>
          <table:table-cell table:style-name="ce24" table:formula="of:=[.F134]-[.B134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6">
            <text:p>2017-6-16</text:p>
          </table:table-cell>
          <table:table-cell table:number-columns-repeated="5"/>
          <table:table-cell table:style-name="ce24"/>
          <table:table-cell office:value-type="string">
            <text:p>今天十渡iOS研发测试团队建设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17">
            <text:p>2017-6-17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3">
          <table:table-cell table:style-name="ce23" office:value-type="date" office:date-value="2017-06-18">
            <text:p>2017-6-18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4">
          <table:table-cell table:style-name="ce23" office:value-type="date" office:date-value="2017-06-19">
            <text:p>2017-6-19</text:p>
          </table:table-cell>
          <table:table-cell table:style-name="ce26" office:value-type="time" office:time-value="PT06H50M00S">
            <text:p>06:50</text:p>
          </table:table-cell>
          <table:table-cell table:style-name="ce26" office:value-type="time" office:time-value="PT07H00M00S">
            <text:p>07:00</text:p>
          </table:table-cell>
          <table:table-cell table:style-name="ce26" office:value-type="time" office:time-value="PT00H14M00S">
            <text:p>00:14</text:p>
          </table:table-cell>
          <table:table-cell table:style-name="ce26" office:value-type="time" office:time-value="PT00H00M00S">
            <text:p>00:00</text:p>
          </table:table-cell>
          <table:table-cell table:style-name="ce26" office:value-type="time" office:time-value="PT07H30M00S">
            <text:p>07:30</text:p>
          </table:table-cell>
          <table:table-cell table:style-name="ce26" table:formula="of:=[.F138]-[.B138]" office:value-type="time" office:time-value="PT00H40M00S">
            <text:p>0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20">
            <text:p>2017-6-20</text:p>
          </table:table-cell>
          <table:table-cell table:style-name="ce26" office:value-type="time" office:time-value="PT07H00M00S">
            <text:p>07:00</text:p>
          </table:table-cell>
          <table:table-cell table:style-name="ce26" office:value-type="time" office:time-value="PT07H10M00S">
            <text:p>07:10</text:p>
          </table:table-cell>
          <table:table-cell table:style-name="ce26" office:value-type="time" office:time-value="PT00H15M00S">
            <text:p>00:15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7H40M00S">
            <text:p>07:40</text:p>
          </table:table-cell>
          <table:table-cell table:style-name="ce26" table:formula="of:=[.F139]-[.B139]" office:value-type="time" office:time-value="PT00H40M00S">
            <text:p>00:40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1">
            <text:p>2017-6-21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10M00S">
            <text:p>08:10</text:p>
          </table:table-cell>
          <table:table-cell table:style-name="ce26" office:value-type="time" office:time-value="PT00H19M00S">
            <text:p>00:19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8H41M00S">
            <text:p>08:41</text:p>
          </table:table-cell>
          <table:table-cell table:style-name="ce26" table:formula="of:=[.F140]-[.B140]" office:value-type="time" office:time-value="PT00H41M00S">
            <text:p>00:41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2">
            <text:p>2017-6-22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23M00S">
            <text:p>08:23</text:p>
          </table:table-cell>
          <table:table-cell table:style-name="ce26" office:value-type="time" office:time-value="PT00H27M00S">
            <text:p>00:27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9H00M00S">
            <text:p>09:00</text:p>
          </table:table-cell>
          <table:table-cell table:style-name="ce26" table:formula="of:=[.F141]-[.B141]" office:value-type="time" office:time-value="PT01H00M00S">
            <text:p>01:00</text:p>
          </table:table-cell>
          <table:table-cell office:value-type="string">
            <text:p>ofo上班, <text:s/>交电费</text:p>
          </table:table-cell>
          <table:table-cell table:number-columns-repeated="1016"/>
        </table:table-row>
        <table:table-row table:style-name="ro3" table:number-rows-repeated="19">
          <table:table-cell/>
          <table:table-cell table:style-name="ce26" table:number-columns-repeated="6"/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年" table:style-name="ta2" table:print="false">
        <table:table-column table:style-name="co1" table:default-cell-style-name="ce4"/>
        <table:table-column table:style-name="co2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日期</text:p>
          </table:table-cell>
          <table:table-cell table:style-name="ce1" office:value-type="string">
            <text:p>起床时间</text:p>
          </table:table-cell>
          <table:table-cell table:style-name="ce1" office:value-type="string">
            <text:p>坐车时间</text:p>
          </table:table-cell>
          <table:table-cell table:style-name="ce1" office:value-type="string">
            <text:p>坐车时长(坐车+步行)</text:p>
          </table:table-cell>
          <table:table-cell table:style-name="ce1" office:value-type="string">
            <text:p>吃早餐时长</text:p>
          </table:table-cell>
          <table:table-cell table:style-name="ce1" office:value-type="string">
            <text:p>到达工位</text:p>
          </table:table-cell>
          <table:table-cell table:style-name="ce1" office:value-type="string">
            <text:p>总耗时</text:p>
          </table:table-cell>
          <table:table-cell table:number-columns-repeated="2" table:style-name="ce1" office:value-type="string">
            <text:p>备注</text:p>
          </table:table-cell>
          <table:table-cell table:style-name="ce12" table:number-columns-repeated="1015"/>
        </table:table-row>
        <table:table-row table:style-name="ro2">
          <table:table-cell table:style-name="ce2" office:value-type="date" office:date-value="2016-12-27">
            <text:p>2016-12-27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0H24M00S">
            <text:p>0:24</text:p>
          </table:table-cell>
          <table:table-cell table:style-name="ce13" office:value-type="time" office:time-value="PT07H44M00S">
            <text:p>7:44</text:p>
          </table:table-cell>
          <table:table-cell table:style-name="ce13" table:formula="of:=[.F2]-[.B2]" office:value-type="time" office:time-value="PT01H14M00S">
            <text:p>1:14</text:p>
          </table:table-cell>
          <table:table-cell table:style-name="ce13"/>
          <table:table-cell table:style-name="ce19" office:value-type="string" table:number-columns-spanned="1" table:number-rows-spanned="33">
            <text:p>北航东门公交站(617路)到首享走路约8分钟</text:p>
            <text:p>学院桥东公交站(484路)到北航东门走路约6分钟北航东门公交站(617路)到首享走路约8分钟</text:p>
            <text:p>学院桥东公交站(484路)到北航东门走路约6分钟北航东门公交站(617路)到首享走路约8分钟</text:p>
            <text:p>学院桥东公交站(484路)到北航东门走路约6分钟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2-28">
            <text:p>2016-12-28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6H45M00S">
            <text:p>6:45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0M00S">
            <text:p>7:10</text:p>
          </table:table-cell>
          <table:table-cell table:style-name="ce13" table:formula="of:=[.F3]-[.B3]" office:value-type="time" office:time-value="PT00H40M00S">
            <text:p>0:40</text:p>
          </table:table-cell>
          <table:table-cell table:style-name="ce13"/>
          <table:covered-table-cell table:style-name="ce20"/>
          <table:table-cell table:number-columns-repeated="1015"/>
        </table:table-row>
        <table:table-row table:style-name="ro2">
          <table:table-cell table:style-name="ce2" office:value-type="date" office:date-value="2016-12-29">
            <text:p>2016-12-29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6H44M00S">
            <text:p>6:44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3M00S">
            <text:p>7:03</text:p>
          </table:table-cell>
          <table:table-cell table:style-name="ce13" table:formula="of:=[.F4]-[.B4]" office:value-type="time" office:time-value="PT00H33M00S">
            <text:p>0:33</text:p>
          </table:table-cell>
          <table:table-cell table:style-name="ce13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12-30">
            <text:p>2016-12-30</text:p>
          </table:table-cell>
          <table:table-cell table:style-name="ce13" office:value-type="time" office:time-value="PT06H31M00S">
            <text:p>6:31</text:p>
          </table:table-cell>
          <table:table-cell table:style-name="ce13" office:value-type="time" office:time-value="PT07H04M00S">
            <text:p>7:04</text:p>
          </table:table-cell>
          <table:table-cell table:style-name="ce13" office:value-type="time" office:time-value="PT00H19M00S">
            <text:p>0:19</text:p>
          </table:table-cell>
          <table:table-cell table:style-name="ce13" office:value-type="time" office:time-value="PT00H14M00S">
            <text:p>0:14</text:p>
          </table:table-cell>
          <table:table-cell table:style-name="ce13" office:value-type="time" office:time-value="PT07H37M00S">
            <text:p>7:37</text:p>
          </table:table-cell>
          <table:table-cell table:style-name="ce13" table:formula="of:=[.F5]-[.B5]" office:value-type="time" office:time-value="PT01H06M00S">
            <text:p>1:06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6-12-31">
            <text:p>2016-12-31</text:p>
          </table:table-cell>
          <table:table-cell table:style-name="ce14" office:value-type="string" table:number-columns-spanned="6" table:number-rows-spanned="3">
            <text:p>元旦放假三天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01-01">
            <text:p>2016-1-1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01-02">
            <text:p>2016-1-2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03">
            <text:p>2017-1-3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6M00S">
            <text:p>6:36</text:p>
          </table:table-cell>
          <table:table-cell table:style-name="ce13" office:value-type="time" office:time-value="PT00H21M00S">
            <text:p>0:21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7H00M00S">
            <text:p>7:00</text:p>
          </table:table-cell>
          <table:table-cell table:style-name="ce13" table:formula="of:=[.F9]-[.B9]" office:value-type="time" office:time-value="PT00H40M00S">
            <text:p>0:40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4">
            <text:p>2017-1-4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7M00S">
            <text:p>6:37</text:p>
          </table:table-cell>
          <table:table-cell table:style-name="ce13" office:value-type="time" office:time-value="PT00H17M00S">
            <text:p>0:17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6H57M00S">
            <text:p>6:57</text:p>
          </table:table-cell>
          <table:table-cell table:style-name="ce13" table:formula="of:=[.F10]-[.B10]" office:value-type="time" office:time-value="PT00H37M00S">
            <text:p>0:37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5">
            <text:p>2017-1-5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8M00S">
            <text:p>6:38</text:p>
          </table:table-cell>
          <table:table-cell table:style-name="ce13" office:value-type="time" office:time-value="PT00H28M00S">
            <text:p>0:28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7H06M00S">
            <text:p>7:06</text:p>
          </table:table-cell>
          <table:table-cell table:style-name="ce13" table:formula="of:=[.F11]-[.B11]" office:value-type="time" office:time-value="PT00H46M00S">
            <text:p>0:46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6">
            <text:p>2017-1-6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5M00S">
            <text:p>6:35</text:p>
          </table:table-cell>
          <table:table-cell table:style-name="ce13" office:value-type="time" office:time-value="PT00H19M00S">
            <text:p>0:19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7M00S">
            <text:p>6:57</text:p>
          </table:table-cell>
          <table:table-cell table:style-name="ce13" table:formula="of:=[.F12]-[.B12]" office:value-type="time" office:time-value="PT00H37M00S">
            <text:p>0:37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7">
            <text:p>2017-1-7</text:p>
          </table:table-cell>
          <table:table-cell table:style-name="ce14" office:value-type="string" table:number-columns-spanned="6" table:number-rows-spanned="2">
            <text:p>自己加班两天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8">
            <text:p>2017-1-8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9">
            <text:p>2017-1-9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0H15M00S">
            <text:p>0:15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7H35M00S">
            <text:p>7:35</text:p>
          </table:table-cell>
          <table:table-cell table:style-name="ce13" table:formula="of:=[.F15]-[.B15]" office:value-type="time" office:time-value="PT01H15M00S">
            <text:p>1:15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10">
            <text:p>2017-1-10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50M00S">
            <text:p>6:5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1M00S">
            <text:p>7:11</text:p>
          </table:table-cell>
          <table:table-cell table:style-name="ce13" table:formula="of:=[.F16]-[.B16]" office:value-type="time" office:time-value="PT00H51M00S">
            <text:p>0:51</text:p>
          </table:table-cell>
          <table:table-cell table:style-name="ce7" office:value-type="string">
            <text:p>车没来，睡了10分钟回笼觉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1">
            <text:p>2017-1-11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3M00S">
            <text:p>6:43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2M00S">
            <text:p>7:02</text:p>
          </table:table-cell>
          <table:table-cell table:style-name="ce13" table:formula="of:=[.F17]-[.B17]" office:value-type="time" office:time-value="PT00H42M00S">
            <text:p>0:42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2">
            <text:p>2017-1-12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0M00S">
            <text:p>6:4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1M00S">
            <text:p>7:01</text:p>
          </table:table-cell>
          <table:table-cell table:style-name="ce13" table:formula="of:=[.F18]-[.B18]" office:value-type="time" office:time-value="PT00H41M00S">
            <text:p>0:41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3">
            <text:p>2017-1-13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6M00S">
            <text:p>6:46</text:p>
          </table:table-cell>
          <table:table-cell table:style-name="ce13" office:value-type="time" office:time-value="PT00H17M00S">
            <text:p>0:17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5M00S">
            <text:p>7:05</text:p>
          </table:table-cell>
          <table:table-cell table:style-name="ce13" table:formula="of:=[.F19]-[.B19]" office:value-type="time" office:time-value="PT00H45M00S">
            <text:p>0:45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14">
            <text:p>2017-1-14</text:p>
          </table:table-cell>
          <table:table-cell table:style-name="ce14" office:value-type="string" table:number-columns-spanned="6" table:number-rows-spanned="1">
            <text:p>免费加班一天调UI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5">
            <text:p>2017-1-15</text:p>
          </table:table-cell>
          <table:table-cell table:style-name="ce15" office:value-type="string" table:number-columns-spanned="6" table:number-rows-spanned="1">
            <text:p>周末休息，加班一天</text:p>
          </table:table-cell>
          <table:covered-table-cell table:number-columns-repeated="5" table:style-name="ce13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6">
            <text:p>2017-1-16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4M00S">
            <text:p>6:44</text:p>
          </table:table-cell>
          <table:table-cell table:style-name="ce13" office:value-type="time" office:time-value="PT00H18M00S">
            <text:p>0:1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5M00S">
            <text:p>7:05</text:p>
          </table:table-cell>
          <table:table-cell table:style-name="ce13" table:formula="of:=[.F22]-[.B22]" office:value-type="time" office:time-value="PT00H45M00S">
            <text:p>0:45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7">
            <text:p>2017-1-17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4M00S">
            <text:p>6:34</text:p>
          </table:table-cell>
          <table:table-cell table:style-name="ce13" office:value-type="time" office:time-value="PT00H18M00S">
            <text:p>0:1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3]-[.B23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8">
            <text:p>2017-1-18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8M00S">
            <text:p>6:38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4]-[.B24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9">
            <text:p>2017-1-19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0M00S">
            <text:p>6:4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5]-[.B25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20">
            <text:p>2017-1-20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0H36M00S">
            <text:p>0:36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2M00S">
            <text:p>6:52</text:p>
          </table:table-cell>
          <table:table-cell table:style-name="ce13" table:formula="of:=[.F26]-[.B26]" office:value-type="time" office:time-value="PT00H32M00S">
            <text:p>0:32</text:p>
          </table:table-cell>
          <table:table-cell table:style-name="ce7" office:value-type="string">
            <text:p>今天测距，北航东门到首享300步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1">
            <text:p>2017-1-21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50M00S">
            <text:p>6:50</text:p>
          </table:table-cell>
          <table:table-cell table:style-name="ce13" office:value-type="time" office:time-value="PT00H28M00S">
            <text:p>0:2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40M00S">
            <text:p>7:40</text:p>
          </table:table-cell>
          <table:table-cell table:style-name="ce13" table:formula="of:=[.F27]-[.B27]" office:value-type="time" office:time-value="PT01H20M00S">
            <text:p>1:20</text:p>
          </table:table-cell>
          <table:table-cell table:style-name="ce7" office:value-type="string">
            <text:p>错过一班公交，去便利店买了早午餐</text:p>
          </table:table-cell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22">
            <text:p>2017-1-22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7H03M00S">
            <text:p>7:03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9M00S">
            <text:p>7:19</text:p>
          </table:table-cell>
          <table:table-cell table:style-name="ce13" table:formula="of:=[.F28]-[.B28]" office:value-type="time" office:time-value="PT00H59M00S">
            <text:p>0:59</text:p>
          </table:table-cell>
          <table:table-cell table:style-name="ce7" office:value-type="string">
            <text:p>回笼觉睡到6:53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3">
            <text:p>2017-1-23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8H00M00S">
            <text:p>8:0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14M00S">
            <text:p>0:14</text:p>
          </table:table-cell>
          <table:table-cell table:style-name="ce13" office:value-type="time" office:time-value="PT08H30M00S">
            <text:p>8:30</text:p>
          </table:table-cell>
          <table:table-cell table:style-name="ce13" table:formula="of:=[.F29]-[.B29]" office:value-type="time" office:time-value="PT01H30M00S">
            <text:p>1:30</text:p>
          </table:table-cell>
          <table:table-cell table:style-name="ce7" office:value-type="string">
            <text:p>晚上回家，坐公交忘记带卡带钱，拖延一个小时，艹！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4">
            <text:p>2017-1-24</text:p>
          </table:table-cell>
          <table:table-cell table:style-name="ce16" office:value-type="string" table:number-columns-spanned="7" table:number-rows-spanned="10">
            <text:p>回家过年</text:p>
          </table:table-cell>
          <table:covered-table-cell table:number-columns-repeated="6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5">
            <text:p>2017-1-25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6">
            <text:p>2017-1-26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7">
            <text:p>2017-1-27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8">
            <text:p>2017-1-28</text:p>
          </table:table-cell>
          <table:covered-table-cell table:number-columns-repeated="7" table:style-name="ce1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29">
            <text:p>2017-1-29</text:p>
          </table:table-cell>
          <table:covered-table-cell table:number-columns-repeated="7" table:style-name="ce17"/>
          <table: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30">
            <text:p>2017-1-30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1-31">
            <text:p>2017-1-31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2-01">
            <text:p>2017-2-1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2-02">
            <text:p>2017-2-2</text:p>
          </table:table-cell>
          <table:covered-table-cell table:number-columns-repeated="7" table:style-name="ce17"/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ngXian" svg:font-family="DengXian" style:font-family-generic="modern" style:font-pitch="variable"/>
    <style:font-face style:name="Arial" svg:font-family="Arial" style:font-family-generic="swiss" style:font-pitch="variable"/>
    <style:font-face style:name="DengXian1" svg:font-family="DengXi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CN">
      <number:number number:min-integer-digits="1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0" number:min-integer-digits="1" number:grouping="true"/>
    </number:number-style>
    <number:number-style style:name="N811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7P0"/>
    </number:number-style>
    <number:number-style style:name="N8119P0" style:volatile="true" number:language="zh" number:country="CN">
      <number:text>￥</number:text>
      <number:number number:decimal-places="2" number:min-integer-digits="1" number:grouping="true"/>
    </number:number-style>
    <number:number-style style:name="N8119" number:language="zh" number:country="CN">
      <number:text>￥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zh" number:country="CN">
      <number:text>￥</number:text>
      <number:number number:decimal-places="2" number:min-integer-digits="1" number:grouping="true"/>
    </number:number-style>
    <number:number-style style:name="N8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20P0"/>
    </number:number-style>
    <number:date-style style:name="N8121" number:language="zh" number:country="CN">
      <number:year number:style="long"/>
      <number:text>-</number:text>
      <number:month/>
      <number:text>-</number:text>
      <number:day/>
    </number:date-style>
    <number:date-style style:name="N8122" number:language="zh" number:country="CN">
      <number:day/>
      <number:text>-</number:text>
      <number:month number:textual="true"/>
      <number:text>-</number:text>
      <number:year/>
    </number:date-style>
    <number:date-style style:name="N8123" number:language="zh" number:country="CN">
      <number:day/>
      <number:text>-</number:text>
      <number:month number:textual="true"/>
    </number:date-style>
    <number:date-style style:name="N8124" number:language="zh" number:country="CN">
      <number:month number:textual="true"/>
      <number:text>-</number:text>
      <number:year/>
    </number:date-style>
    <number:time-style style:name="N8125" number:language="zh" number:country="CN">
      <number:hours/>
      <number:text>:</number:text>
      <number:minutes number:style="long"/>
      <number:text> </number:text>
      <number:am-pm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7" number:language="zh" number:country="CN">
      <number:hours/>
      <number:text>:</number:text>
      <number:minutes number:style="long"/>
    </number:time-style>
    <number:time-style style:name="N8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8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1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2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4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5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5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5P0"/>
    </number:number-style>
    <number:date-style style:name="N8136" number:language="zh" number:country="CN">
      <number:month/>
      <number:text>-</number:text>
      <number:day/>
      <number:text>-</number:text>
      <number:year/>
    </number:date-style>
    <number:time-style style:name="N8137" number:language="zh" number:country="CN">
      <number:hours/>
      <number:text>时</number:text>
      <number:minutes number:style="long"/>
      <number:text>分</number:text>
    </number:time-style>
    <number:time-style style:name="N813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9" number:language="zh" number:country="CN">
      <number:am-pm/>
      <number:hours/>
      <number:text>时</number:text>
      <number:minutes number:style="long"/>
      <number:text>分</number:text>
    </number:time-style>
    <number:time-style style:name="N814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41P0" style:volatile="true" number:language="zh" number:country="CN">
      <number:number number:decimal-places="0" number:min-integer-digits="1" number:grouping="true"/>
    </number:number-style>
    <number:number-style style:name="N8141" number:language="zh" number:country="CN">
      <number:text>-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zh" number:country="CN">
      <number:number number:decimal-places="0" number:min-integer-digits="1" number:grouping="true"/>
    </number:number-style>
    <number:number-style style:name="N8142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zh" number:country="CN">
      <number:number number:decimal-places="2" number:min-integer-digits="1" number:grouping="true"/>
    </number:number-style>
    <number:number-style style:name="N8143" number:language="zh" number:country="CN">
      <number:text>-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zh" number:country="CN">
      <number:number number:decimal-places="2" number:min-integer-digits="1" number:grouping="true"/>
    </number:number-style>
    <number:number-style style:name="N8144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4P0"/>
    </number:number-style>
    <number:number-style style:name="N8148P0" style:volatile="true" number:language="zh" number:country="CN">
      <number:number number:decimal-places="0" number:min-integer-digits="1" number:grouping="true"/>
      <number:text> </number:text>
    </number:number-style>
    <number:number-style style:name="N8148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8148P2" style:volatile="true" number:language="zh" number:country="CN">
      <number:text> - </number:text>
    </number:number-style>
    <number:text-style style:name="N8148" number:language="zh" number:country="CN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number-style style:name="N815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815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8152P2" style:volatile="true" number:language="zh" number:country="CN">
      <number:text> ￥- </number:text>
    </number:number-style>
    <number:text-style style:name="N8152" number:language="zh" number:country="CN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6P0" style:volatile="true" number:language="zh" number:country="CN">
      <number:number number:decimal-places="2" number:min-integer-digits="1" number:grouping="true"/>
      <number:text> </number:text>
    </number:number-style>
    <number:number-style style:name="N8156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8156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8156" number:language="zh" number:country="CN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60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8160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8160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8160" number:language="zh" number:country="CN"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time-style style:name="N8161" number:language="zh" number:country="CN">
      <number:minutes number:style="long"/>
      <number:text>:</number:text>
      <number:seconds number:style="long"/>
    </number:time-style>
    <number:time-style style:name="N8162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3" number:language="zh" number:country="CN">
      <number:minutes number:style="long"/>
      <number:text>:</number:text>
      <number:seconds number:style="long" number:decimal-places="1"/>
    </number:time-style>
    <number:number-style style:name="N8164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DengXian1" fo:font-size="12pt" fo:font-style="normal" fo:text-shadow="none" style:text-underline-style="none" fo:font-weight="normal" style:font-size-asian="12pt" style:font-style-asian="normal" style:font-weight-asian="normal" style:font-name-complex="DengXian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2017／06／22</text:date>, <text:time>09:12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2017年" style:display-name="PageStyle_2017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年" style:display-name="PageStyle_2016年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09:12:45</dc:date>
    <dc:creator>志舟 王</dc:creator>
    <meta:generator>OpenOffice/4.1.3$Unix OpenOffice.org_project/413m1$Build-9783</meta:generator>
    <meta:editing-duration>PT28S</meta:editing-duration>
    <meta:editing-cycles>1</meta:editing-cycles>
    <meta:document-statistic meta:table-count="2" meta:cell-count="996" meta:object-count="0"/>
  </office:meta>
</office:document-meta>
</file>